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2pt" fo:font-style="italic" style:font-size-asian="10.5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margin-left="0.3126in" fo:margin-right="0in" fo:text-align="start" style:justify-single-word="false" fo:text-indent="0in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.5102in" fo:margin-right="0in" fo:text-align="start" style:justify-single-word="false" fo:text-indent="0in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.5102in" fo:margin-right="0in" fo:text-align="start" style:justify-single-word="false" fo:text-indent="0in" style:auto-text-indent="false"/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.302in" fo:margin-right="0in" fo:text-align="start" style:justify-single-word="false" fo:text-indent="0in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.302in" fo:margin-right="0in" fo:text-align="start" style:justify-single-word="false" fo:text-indent="0in" style:auto-text-indent="false"/>
    </style:style>
    <style:style style:name="P10" style:family="paragraph" style:parent-style-name="Standard">
      <style:paragraph-properties fo:margin-left="0.302in" fo:margin-right="0in" fo:text-align="start" style:justify-single-word="false" fo:text-indent="0in" style:auto-text-indent="false"/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.302in" fo:margin-right="0in" fo:text-align="start" style:justify-single-word="false" fo:text-indent="0in" style:auto-text-indent="false"/>
      <style:text-properties style:text-position="0% 100%"/>
    </style:style>
    <style:style style:name="P12" style:family="paragraph" style:parent-style-name="Standard">
      <style:paragraph-properties fo:margin-left="0.5937in" fo:margin-right="0in" fo:text-align="start" style:justify-single-word="false" fo:text-indent="0in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.5937in" fo:margin-right="0in" fo:text-align="start" style:justify-single-word="false" fo:text-indent="0in" style:auto-text-indent="false"/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position="0% 100%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position="0% 100%" fo:font-weight="bold" style:font-weight-asian="bold" style:font-weight-complex="bold"/>
    </style:style>
    <style:style style:name="P16" style:family="paragraph" style:parent-style-name="Standard">
      <style:paragraph-properties fo:margin-left="0.0102in" fo:margin-right="0in" fo:text-align="start" style:justify-single-word="false" fo:text-indent="0in" style:auto-text-indent="false"/>
      <style:text-properties style:text-position="0% 100%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.302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.3063in" fo:margin-right="0in" fo:text-indent="0in" style:auto-text-indent="false"/>
    </style:style>
    <style:style style:name="P19" style:family="paragraph" style:parent-style-name="Standard">
      <style:paragraph-properties fo:margin-left="0.3063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Times New Roman" style:font-name-asian="Times New Roman" style:font-name-complex="Times New Roman"/>
    </style:style>
    <style:style style:name="T5" style:family="text">
      <style:text-properties style:text-position="0% 100%" style:font-name="Times New Roman" fo:font-size="12pt" fo:font-style="normal" fo:font-weight="normal" style:font-name-asian="Times New Roman" style:font-size-asian="10.5pt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style:text-position="0% 100%" style:font-name="Times New Roman" fo:font-weight="normal" style:font-name-asian="Times New Roman" style:font-weight-asian="normal" style:font-name-complex="Times New Roman" style:font-weight-complex="normal"/>
    </style:style>
    <style:style style:name="T7" style:family="text"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mal Languages</text:p>
      <text:p text:style-name="P3">Ch 4 (p 140-142): 19,27,30,33 </text:p>
      <text:p text:style-name="P3"/>
      <text:p text:style-name="P4">19.</text:p>
      <text:p text:style-name="P5">G: S <text:span text:style-name="T1">→</text:span> A'F<text:span text:style-name="T2">1</text:span><text:span text:style-name="T3"> | AF</text:span><text:span text:style-name="T2">2</text:span><text:span text:style-name="T3"> | a</text:span></text:p>
      <text:p text:style-name="P6"><text:span text:style-name="T3">F</text:span><text:span text:style-name="T2">1</text:span><text:span text:style-name="T3"> </text:span><text:span text:style-name="T4">→</text:span><text:span text:style-name="T3"> AF</text:span><text:span text:style-name="T2">3</text:span></text:p>
      <text:p text:style-name="P6"><text:span text:style-name="T3">F</text:span><text:span text:style-name="T2">2</text:span><text:span text:style-name="T3"> </text:span><text:span text:style-name="T4">→</text:span><text:span text:style-name="T3"> BC</text:span></text:p>
      <text:p text:style-name="P6"><text:span text:style-name="T3">F</text:span><text:span text:style-name="T2">3</text:span><text:span text:style-name="T3"> </text:span><text:span text:style-name="T4">→ B'</text:span><text:span text:style-name="T3">B</text:span></text:p>
      <text:p text:style-name="P6"><text:span text:style-name="T3">A' </text:span><text:span text:style-name="T4">→</text:span><text:span text:style-name="T3"> a</text:span></text:p>
      <text:p text:style-name="P6"><text:span text:style-name="T3">B' </text:span><text:span text:style-name="T4">→</text:span><text:span text:style-name="T3"> b</text:span></text:p>
      <text:p text:style-name="P6"><text:span text:style-name="T3">A </text:span><text:span text:style-name="T4">→</text:span><text:span text:style-name="T3"> A'A</text:span></text:p>
      <text:p text:style-name="P6"><text:span text:style-name="T3">B </text:span><text:span text:style-name="T4">→</text:span><text:span text:style-name="T3"> B'F</text:span><text:span text:style-name="T2">4</text:span><text:span text:style-name="T3"> | b</text:span></text:p>
      <text:p text:style-name="P6"><text:span text:style-name="T3">F</text:span><text:span text:style-name="T2">4</text:span><text:span text:style-name="T3"> </text:span><text:span text:style-name="T4">→</text:span><text:span text:style-name="T3"> BF</text:span><text:span text:style-name="T2">5</text:span></text:p>
      <text:p text:style-name="P6"><text:span text:style-name="T3">F</text:span><text:span text:style-name="T2">5</text:span><text:span text:style-name="T3"> </text:span><text:span text:style-name="T4">→</text:span><text:span text:style-name="T3"> C'C</text:span></text:p>
      <text:p text:style-name="P6"><text:span text:style-name="T3">C' </text:span><text:span text:style-name="T4">→</text:span><text:span text:style-name="T3"> c</text:span></text:p>
      <text:p text:style-name="P6"><text:span text:style-name="T3">C </text:span><text:span text:style-name="T4">→</text:span><text:span text:style-name="T3"> A'F</text:span><text:span text:style-name="T2">6</text:span></text:p>
      <text:p text:style-name="P6"><text:span text:style-name="T3">F</text:span><text:span text:style-name="T2">6</text:span><text:span text:style-name="T3"> </text:span><text:span text:style-name="T4">→</text:span><text:span text:style-name="T3"> B'C'</text:span></text:p>
      <text:p text:style-name="P7"/>
      <text:p text:style-name="P14">27.</text:p>
      <text:p text:style-name="P10">(a)</text:p>
      <text:p text:style-name="P13">B: ( b*abab*) | ( aab*abab*(ab | ba)* )</text:p>
      <text:p text:style-name="P10">(b)</text:p>
      <text:p text:style-name="P12"><text:span text:style-name="T3">S </text:span><text:span text:style-name="T4">→</text:span><text:span text:style-name="T3"> A | B</text:span></text:p>
      <text:p text:style-name="P12"><text:span text:style-name="T3">A </text:span><text:span text:style-name="T4">→</text:span><text:span text:style-name="T3"> aaB | aaBZ</text:span></text:p>
      <text:p text:style-name="P12"><text:span text:style-name="T3">Z </text:span><text:span text:style-name="T4">→</text:span><text:span text:style-name="T3"> abZ | baZ | ab | ba</text:span></text:p>
      <text:p text:style-name="P12"><text:span text:style-name="T3">B </text:span><text:span text:style-name="T4">→</text:span><text:span text:style-name="T3"> bB | aba | abaX</text:span></text:p>
      <text:p text:style-name="P12"><text:span text:style-name="T3">X </text:span><text:span text:style-name="T4">→</text:span><text:span text:style-name="T3"> bX</text:span></text:p>
      <text:p text:style-name="P13"/>
      <text:p text:style-name="P16">30.</text:p>
      <text:p text:style-name="P8"><text:span text:style-name="T3">S </text:span><text:span text:style-name="T4">→</text:span><text:span text:style-name="T3"> a | aAB'</text:span></text:p>
      <text:p text:style-name="P9"><text:span text:style-name="T7">A </text:span><text:span text:style-name="T5">→</text:span><text:span text:style-name="T7"> b | aA' | aA'AB'</text:span><text:span text:style-name="T3"> | aAB'</text:span><text:span text:style-name="T2"> </text:span><text:span text:style-name="T3">A'AB'</text:span><text:span text:style-name="T2"> </text:span><text:span text:style-name="T3">| aAB'A'</text:span></text:p>
      <text:p text:style-name="P8"><text:span text:style-name="T3">B' </text:span><text:span text:style-name="T4">→</text:span><text:span text:style-name="T3"> b</text:span></text:p>
      <text:p text:style-name="P9"><text:span text:style-name="T3">A' </text:span><text:span text:style-name="T4">→</text:span><text:span text:style-name="T3"> a</text:span></text:p>
      <text:p text:style-name="P11"/>
      <text:p text:style-name="P15">33.</text:p>
      <text:p text:style-name="P18">Original grammar: </text:p>
      <text:p text:style-name="P18"/>
      <text:p text:style-name="P18">S <text:span text:style-name="T1">→</text:span> BA | AB | .\</text:p>
      <text:p text:style-name="P18">A <text:span text:style-name="T1">→</text:span> BB | AA | a</text:p>
      <text:p text:style-name="P18">B <text:span text:style-name="T1">→</text:span> AA | b</text:p>
      <text:p text:style-name="P18"/>
      <text:p text:style-name="P18">Removal of left-recursive rules:</text:p>
      <text:p text:style-name="P18"/>
      <text:p text:style-name="P18">S <text:span text:style-name="T1">→</text:span> BA | AB | .\</text:p>
      <text:p text:style-name="P18">A <text:span text:style-name="T1">→</text:span> BB | a | BBZ | aZ</text:p>
      <text:p text:style-name="P18">B <text:span text:style-name="T1">→</text:span> AA | b</text:p>
      <text:p text:style-name="P18"><text:soft-page-break/>Z <text:span text:style-name="T1">→</text:span> AAZ | AA</text:p>
      <text:p text:style-name="P18"/>
      <text:p text:style-name="P18">Replacement of first variables in incorrect order:</text:p>
      <text:p text:style-name="P18"/>
      <text:p text:style-name="P18">S <text:span text:style-name="T1">→</text:span> BA | AB | .\</text:p>
      <text:p text:style-name="P18">A <text:span text:style-name="T1">→</text:span> BB | a | BBZ | aZ</text:p>
      <text:p text:style-name="P18">B <text:span text:style-name="T1">→</text:span> BBA | aA | BBZA | aZA</text:p>
      <text:p text:style-name="P18">Z <text:span text:style-name="T1">→</text:span> AAZ | AA</text:p>
      <text:p text:style-name="P18"/>
      <text:p text:style-name="P18">Removal of left-recursive rules:</text:p>
      <text:p text:style-name="P18"/>
      <text:p text:style-name="P18">S <text:span text:style-name="T1">→</text:span> BA | AB | .\</text:p>
      <text:p text:style-name="P18">A <text:span text:style-name="T1">→</text:span> BB | a | BBZ | aZ</text:p>
      <text:p text:style-name="P18">B <text:span text:style-name="T1">→</text:span> aA | aZA | aAZ' | aZAZ'</text:p>
      <text:p text:style-name="P18">Z <text:span text:style-name="T1">→</text:span> AAZ | AA</text:p>
      <text:p text:style-name="P18">Z' <text:span text:style-name="T1">→</text:span> BBAZ' | BBZAZ' | BBA | BBZA</text:p>
      <text:p text:style-name="P18"/>
      <text:p text:style-name="P18">Replacement of A <text:span text:style-name="T1">→</text:span> Bw productions</text:p>
      <text:p text:style-name="P18"/>
      <text:p text:style-name="P18">S <text:span text:style-name="T1">→</text:span> BA | AB | .\</text:p>
      <text:p text:style-name="P18">A <text:span text:style-name="T1">→</text:span> aAB | aZAB | aAZ'B | aZAZ'B | a | aABZ | aZABZ | aAZ'BZ | aZAZ'BZ | aZ</text:p>
      <text:p text:style-name="P18">B <text:span text:style-name="T1">→</text:span> aA | aZA | aAZ' | aZAZ'</text:p>
      <text:p text:style-name="P18">Z <text:span text:style-name="T1">→</text:span> AAZ | AA</text:p>
      <text:p text:style-name="P18">Z' <text:span text:style-name="T1">→</text:span> BBAZ' | BBZAZ' | BBA | BBZA</text:p>
      <text:p text:style-name="P18"/>
      <text:p text:style-name="P18">Replacement of S <text:span text:style-name="T1">→</text:span> Bw productions:</text:p>
      <text:p text:style-name="P18"/>
      <text:p text:style-name="P18">S <text:span text:style-name="T1">→</text:span> <text:s/>aAA | aZAA | aAZ'A | aZAZ'A | AB | .\</text:p>
      <text:p text:style-name="P18">A <text:span text:style-name="T1">→</text:span> aAB | aZAB | aAZ'B | aZAZ'B | a | aABZ | aZABZ | aAZ'BZ | aZAZ'BZ | aZ</text:p>
      <text:p text:style-name="P18">B <text:span text:style-name="T1">→</text:span> aA | aZA | aAZ' | aZAZ'</text:p>
      <text:p text:style-name="P18">Z <text:span text:style-name="T1">→</text:span> AAZ | AA</text:p>
      <text:p text:style-name="P18">Z' <text:span text:style-name="T1">→</text:span> BBAZ' | BBZAZ' | BBA | BBZA</text:p>
      <text:p text:style-name="P18"/>
      <text:p text:style-name="P18">Replacement of S <text:span text:style-name="T1">→</text:span> Aw rules:</text:p>
      <text:p text:style-name="P18"/>
      <text:p text:style-name="P18">S <text:span text:style-name="T1">→</text:span> <text:s/>aAA | aZAA | aAZ'A | aZAZ'A | aABB | aZABB | aAZ'BB | aZAZ'BB | aB | aABZB | aZABZB | aAZ'BZB | aZAZ'BZB | aZB | .\</text:p>
      <text:p text:style-name="P18">A <text:span text:style-name="T1">→</text:span> aAB | aZAB | aAZ'B | aZAZ'B | a | aABZ | aZABZ | aAZ'BZ | aZAZ'BZ | aZ</text:p>
      <text:p text:style-name="P18">B <text:span text:style-name="T1">→</text:span> aA | aZA | aAZ' | aZAZ'</text:p>
      <text:p text:style-name="P18">Z <text:span text:style-name="T1">→</text:span> AAZ | AA</text:p>
      <text:p text:style-name="P18">Z' <text:span text:style-name="T1">→</text:span> BBAZ' | BBZAZ' | BBA | BBZA</text:p>
      <text:p text:style-name="P18"/>
      <text:p text:style-name="P18">Replacement of Z <text:span text:style-name="T1">→</text:span> Aw rules:</text:p>
      <text:p text:style-name="P18"/>
      <text:p text:style-name="P18">S <text:span text:style-name="T1">→</text:span> <text:s/>aAA | aZAA | aAZ'A | aZAZ'A | aABB | aZABB | aAZ'BB | aZAZ'BB | aB | aABZB | aZABZB | aAZ'BZB | aZAZ'BZB | aZB | .\</text:p>
      <text:p text:style-name="P18"><text:soft-page-break/>A <text:span text:style-name="T1">→</text:span> aAB | aZAB | aAZ'B | aZAZ'B | a | aABZ | aZABZ | aAZ'BZ | aZAZ'BZ | aZ</text:p>
      <text:p text:style-name="P18">B <text:span text:style-name="T1">→</text:span> aA | aZA | aAZ' | aZAZ'</text:p>
      <text:p text:style-name="P18">Z <text:span text:style-name="T1">→</text:span> aABAZ | aZABAZ | aAZ'BAZ | aZAZ'BAZ | aAZ | aABZAZ | aZABZAZ | aAZ'BZAZ | aZAZ'BZAZ | aZAZ | aABA | aZABA | aAZ'BA | aZAZ'BA | aA | aABZA | aZABZA | aAZ'BZA | aZAZ'BZA | aZA</text:p>
      <text:p text:style-name="P18">Z' <text:span text:style-name="T1">→</text:span> BBAZ' | BBZAZ' | BBA | BBZA</text:p>
      <text:p text:style-name="P18"/>
      <text:p text:style-name="P18">Replacement of Z' <text:span text:style-name="T1">→</text:span> Bw rules (final form):</text:p>
      <text:p text:style-name="P18"/>
      <text:p text:style-name="P18">S <text:span text:style-name="T1">→</text:span> <text:s/>aAA | aZAA | aAZ'A | aZAZ'A | aABB | aZABB | aAZ'BB | aZAZ'BB | aB | aABZB | aZABZB | aAZ'BZB | aZAZ'BZB | aZB | .\</text:p>
      <text:p text:style-name="P18">A <text:span text:style-name="T1">→</text:span> aAB | aZAB | aAZ'B | aZAZ'B | a | aABZ | aZABZ | aAZ'BZ | aZAZ'BZ | aZ</text:p>
      <text:p text:style-name="P18">B <text:span text:style-name="T1">→</text:span> aA | aZA | aAZ' | aZAZ'</text:p>
      <text:p text:style-name="P18">Z <text:span text:style-name="T1">→</text:span> aABAZ | aZABAZ | aAZ'BAZ | aZAZ'BAZ | aAZ | aABZAZ | aZABZAZ | aAZ'BZAZ | aZAZ'BZAZ | aZAZ | aABA | aZABA | aAZ'BA | aZAZ'BA | aA | aABZA | aZABZA | aAZ'BZA | aZAZ'BZA | aZA</text:p>
      <text:p text:style-name="P19"><text:span text:style-name="T8">Z' </text:span><text:span text:style-name="T6">→</text:span><text:span text:style-name="T8"> aABAZ' | aZABAZ' | aAZ'BAZ' | aZAZ'BAZ' | aABZAZ' | aZABZAZ' | aAZ'BZAZ' | aZAZ'BZAZ' | aABA | aZABA | aAZ'BA | aZAZ'BA | aABZA | aZABZA | aAZ'BZA | aZAZ'BZ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16pt" style:font-size-asian="16pt" style:font-size-complex="16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<text:tab/>Set 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11-17T18:54:03</meta:creation-date>
    <dc:creator>jb</dc:creator>
    <dc:date>2010-11-18T17:25:13</dc:date>
    <meta:editing-cycles>161</meta:editing-cycles>
    <meta:editing-duration>PT3H32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2" meta:word-count="415" meta:character-count="2551"/>
  </office:meta>
</office:document-meta>
</file>